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340000056A3E6A5347.jpg" manifest:media-type="image/jpeg"/>
  <manifest:file-entry manifest:full-path="Pictures/100002010000035B00000158C5CE4798.png" manifest:media-type="image/png"/>
  <manifest:file-entry manifest:full-path="Pictures/10000201000005A0000002B4195860C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4.55cm" fo:min-width="11.492cm" fo:padding-top="0.225cm" fo:padding-bottom="0.225cm" fo:padding-left="0.35cm" fo:padding-right="0.35cm"/>
    </style:style>
    <style:style style:name="gr2" style:family="graphic" style:parent-style-name="standard">
      <style:graphic-properties draw:stroke="dash" draw:stroke-dash="Fine_20_Dashed" svg:stroke-width="0.2cm" svg:stroke-color="#000000" draw:marker-start-width="0.8cm" draw:marker-end-width="0.8cm" draw:fill="none" draw:textarea-horizontal-align="justify" draw:textarea-vertical-align="middle" draw:auto-grow-height="false" fo:min-height="14.536cm" fo:min-width="0.062cm" fo:padding-top="0.225cm" fo:padding-bottom="0.225cm" fo:padding-left="0.35cm" fo:padding-right="0.35cm"/>
    </style:style>
    <style:style style:name="gr3" style:family="graphic" style:parent-style-name="standard">
      <style:graphic-properties draw:stroke="dash" draw:stroke-dash="Fine_20_Dashed" svg:stroke-width="0.2cm" svg:stroke-color="#000000" draw:marker-start-width="0.5cm" draw:marker-end-width="0.5cm" draw:fill="none" draw:textarea-horizontal-align="justify" draw:textarea-vertical-align="middle" draw:auto-grow-height="false" fo:min-height="14.736cm" fo:min-width="2.294cm" fo:padding-top="0.225cm" fo:padding-bottom="0.225cm" fo:padding-left="0.35cm" fo:padding-right="0.3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4.55cm" fo:min-width="3.872cm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4.55cm" fo:min-width="2.856cm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4.55cm" fo:min-width="0.824cm" fo:padding-top="0.225cm" fo:padding-bottom="0.225cm" fo:padding-left="0.35cm" fo:padding-right="0.35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4.55cm" fo:min-width="9.3cm" fo:padding-top="0.225cm" fo:padding-bottom="0.225cm" fo:padding-left="0.35cm" fo:padding-right="0.35cm"/>
    </style:style>
    <style:style style:name="gr10" style:family="graphic" style:parent-style-name="standard">
      <style:graphic-properties draw:stroke="dash" draw:stroke-dash="Fine_20_Dashed" svg:stroke-width="0.3cm" svg:stroke-color="#000000" draw:marker-start-width="0.65cm" draw:marker-end-width="0.65cm" draw:fill="none" draw:textarea-horizontal-align="justify" draw:textarea-vertical-align="middle" draw:auto-grow-height="false" fo:min-height="1.228cm" fo:min-width="9.36cm" fo:padding-top="0.275cm" fo:padding-bottom="0.275cm" fo:padding-left="0.4cm" fo:padding-right="0.4cm"/>
    </style:style>
    <style:style style:name="gr11" style:family="graphic" style:parent-style-name="standard">
      <style:graphic-properties draw:stroke="dash" draw:stroke-dash="Fine_20_Dashed" svg:stroke-width="0.2cm" svg:stroke-color="#000000" draw:marker-start-width="0.5cm" draw:marker-end-width="0.5cm" draw:fill="none" draw:textarea-horizontal-align="justify" draw:textarea-vertical-align="middle" draw:auto-grow-height="false" fo:min-height="1.323cm" fo:min-width="9.328cm" fo:padding-top="0.225cm" fo:padding-bottom="0.225cm" fo:padding-left="0.35cm" fo:padding-right="0.35cm"/>
    </style:style>
    <style:style style:name="gr12" style:family="graphic" style:parent-style-name="standard">
      <style:graphic-properties draw:stroke="dash" draw:stroke-dash="Fine_20_Dashed" svg:stroke-width="0.2cm" svg:stroke-color="#000000" draw:marker-start-width="0.8cm" draw:marker-end-width="0.8cm" draw:fill="none" draw:textarea-horizontal-align="justify" draw:textarea-vertical-align="middle" draw:auto-grow-height="false" fo:min-height="14.536cm" fo:min-width="2.094cm" fo:padding-top="0.225cm" fo:padding-bottom="0.225cm" fo:padding-left="0.35cm" fo:padding-right="0.35cm"/>
    </style:style>
    <style:style style:name="gr13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4.55cm" fo:min-width="10.4cm" fo:padding-top="0.225cm" fo:padding-bottom="0.225cm" fo:padding-left="0.35cm" fo:padding-right="0.35cm"/>
    </style:style>
    <style:style style:name="gr14" style:family="graphic" style:parent-style-name="standard">
      <style:graphic-properties draw:stroke="dash" draw:stroke-dash="Fine_20_Dashed" svg:stroke-width="0.3cm" svg:stroke-color="#000000" draw:marker-start-width="0.65cm" draw:marker-end-width="0.65cm" draw:fill="none" draw:textarea-horizontal-align="justify" draw:textarea-vertical-align="middle" draw:auto-grow-height="false" fo:min-height="1.228cm" fo:min-width="10.266cm" fo:padding-top="0.275cm" fo:padding-bottom="0.275cm" fo:padding-left="0.4cm" fo:padding-right="0.4cm"/>
    </style:style>
    <style:style style:name="gr15" style:family="graphic" style:parent-style-name="standard">
      <style:graphic-properties draw:stroke="dash" draw:stroke-dash="Fine_20_Dashed" svg:stroke-width="0.2cm" svg:stroke-color="#000000" draw:marker-start-width="0.5cm" draw:marker-end-width="0.5cm" draw:fill="none" draw:textarea-horizontal-align="justify" draw:textarea-vertical-align="middle" draw:auto-grow-height="false" fo:min-height="1.323cm" fo:min-width="10.366cm" fo:padding-top="0.225cm" fo:padding-bottom="0.225cm" fo:padding-left="0.35cm" fo:padding-right="0.35cm"/>
    </style:style>
    <style:style style:name="gr16" style:family="graphic" style:parent-style-name="standard">
      <style:graphic-properties draw:stroke="dash" draw:stroke-dash="Fine_20_Dashed" svg:stroke-width="0.2cm" svg:stroke-color="#000000" draw:marker-start-width="0.8cm" draw:marker-end-width="0.8cm" draw:fill="none" draw:textarea-horizontal-align="justify" draw:textarea-vertical-align="middle" draw:auto-grow-height="false" fo:min-height="14.536cm" fo:min-width="0.68cm" fo:padding-top="0.225cm" fo:padding-bottom="0.225cm" fo:padding-left="0.35cm" fo:padding-right="0.35cm"/>
    </style:style>
    <style:style style:name="gr1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2.404cm" fo:min-width="4.026cm" fo:padding-top="0.175cm" fo:padding-bottom="0.175cm" fo:padding-left="0.3cm" fo:padding-right="0.3cm"/>
    </style:style>
    <style:style style:name="gr18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0.526cm" fo:min-width="0.276cm" fo:padding-top="0.275cm" fo:padding-bottom="0.275cm" fo:padding-left="0.4cm" fo:padding-right="0.4cm"/>
    </style:style>
    <style:style style:name="gr19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1.256cm" fo:min-width="0.276cm" fo:padding-top="0.275cm" fo:padding-bottom="0.275cm" fo:padding-left="0.4cm" fo:padding-right="0.4cm"/>
    </style:style>
    <style:style style:name="gr20" style:family="graphic" style:parent-style-name="standard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1.229cm" fo:min-width="0.276cm" fo:padding-top="0.275cm" fo:padding-bottom="0.275cm" fo:padding-left="0.4cm" fo:padding-right="0.4cm"/>
    </style:style>
    <style:style style:name="gr21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9.55cm" fo:min-width="19.3cm" fo:padding-top="0.225cm" fo:padding-bottom="0.225cm" fo:padding-left="0.35cm" fo:padding-right="0.35cm"/>
    </style:style>
    <style:style style:name="gr22" style:family="graphic" style:parent-style-name="standard">
      <style:graphic-properties draw:stroke="dash" draw:stroke-dash="Fine_20_Dashed" svg:stroke-width="0.3cm" svg:stroke-color="#000000" draw:marker-start-width="0.65cm" draw:marker-end-width="0.65cm" draw:fill="none" draw:textarea-horizontal-align="justify" draw:textarea-vertical-align="middle" draw:auto-grow-height="false" fo:min-height="1.228cm" fo:min-width="19.266cm" fo:padding-top="0.275cm" fo:padding-bottom="0.275cm" fo:padding-left="0.4cm" fo:padding-right="0.4cm"/>
    </style:style>
    <style:style style:name="gr23" style:family="graphic" style:parent-style-name="standard">
      <style:graphic-properties draw:stroke="dash" draw:stroke-dash="Fine_20_Dashed" svg:stroke-width="0.2cm" svg:stroke-color="#000000" draw:marker-start-width="0.8cm" draw:marker-end-width="0.8cm" draw:fill="none" draw:textarea-horizontal-align="justify" draw:textarea-vertical-align="middle" draw:auto-grow-height="false" fo:min-height="9.213cm" fo:min-width="0.97cm" fo:padding-top="0.225cm" fo:padding-bottom="0.225cm" fo:padding-left="0.35cm" fo:padding-right="0.35cm"/>
    </style:style>
    <style:style style:name="gr24" style:family="graphic" style:parent-style-name="standard">
      <style:graphic-properties draw:stroke="dash" draw:stroke-dash="Fine_20_Dashed" svg:stroke-width="0.2cm" svg:stroke-color="#000000" draw:marker-start-width="0.5cm" draw:marker-end-width="0.5cm" draw:fill="none" draw:textarea-horizontal-align="justify" draw:textarea-vertical-align="middle" draw:auto-grow-height="false" fo:min-height="9.456cm" fo:min-width="1.078cm" fo:padding-top="0.225cm" fo:padding-bottom="0.225cm" fo:padding-left="0.35cm" fo:padding-right="0.35cm"/>
    </style:style>
    <style:style style:name="gr25" style:family="graphic" style:parent-style-name="standard">
      <style:graphic-properties svg:stroke-width="0.3cm" svg:stroke-color="#000000" draw:marker-start-width="0.65cm" draw:marker-end-width="0.65cm" draw:stroke-linejoin="bevel" svg:stroke-linecap="round" draw:fill-color="#ffffff" draw:textarea-horizontal-align="justify" draw:textarea-vertical-align="middle" draw:auto-grow-height="false" fo:min-height="4.324cm" fo:min-width="0.914cm" fo:padding-top="0.275cm" fo:padding-bottom="0.275cm" fo:padding-left="0.4cm" fo:padding-right="0.4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006cm" fo:min-width="3.01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272cm" fo:min-width="3.276cm" fo:padding-top="0.142cm" fo:padding-bottom="0.142cm" fo:padding-left="0.267cm" fo:padding-right="0.267cm"/>
    </style:style>
    <style:style style:name="gr28" style:family="graphic" style:parent-style-name="standard">
      <style:graphic-properties svg:stroke-width="0.3cm" svg:stroke-color="#000000" draw:marker-start-width="0.65cm" draw:marker-end-width="0.65cm" draw:fill-color="#000000" draw:textarea-horizontal-align="justify" draw:textarea-vertical-align="middle" draw:auto-grow-height="false" fo:min-height="3.694cm" fo:min-width="3.444cm" fo:padding-top="0.275cm" fo:padding-bottom="0.275cm" fo:padding-left="0.4cm" fo:padding-right="0.4cm"/>
    </style:style>
    <style:style style:name="gr29" style:family="graphic" style:parent-style-name="standard">
      <style:graphic-properties svg:stroke-width="0.3cm" svg:stroke-color="#000000" draw:marker-start-width="0.65cm" draw:marker-end-width="0.65cm" draw:fill-color="#ffff66" draw:textarea-horizontal-align="justify" draw:textarea-vertical-align="middle" draw:auto-grow-height="false" fo:min-height="2.632cm" fo:min-width="2.382cm" fo:padding-top="0.275cm" fo:padding-bottom="0.275cm" fo:padding-left="0.4cm" fo:padding-right="0.4cm"/>
    </style:style>
    <style:style style:name="gr30" style:family="graphic" style:parent-style-name="standard">
      <style:graphic-properties svg:stroke-width="0.3cm" svg:stroke-color="#000000" draw:marker-start-width="0.65cm" draw:marker-end-width="0.65cm" draw:fill-color="#ffff66" draw:textarea-horizontal-align="justify" draw:textarea-vertical-align="middle" draw:auto-grow-height="false" fo:min-height="1.08cm" fo:min-width="0.83cm" fo:padding-top="0.275cm" fo:padding-bottom="0.275cm" fo:padding-left="0.4cm" fo:padding-right="0.4cm"/>
    </style:style>
    <style:style style:name="gr31" style:family="graphic" style:parent-style-name="standard">
      <style:graphic-properties svg:stroke-width="0.018cm" svg:stroke-color="#ffffff" draw:marker-start-width="0.227cm" draw:marker-end-width="0.227cm" draw:fill-color="#ffffff" draw:textarea-horizontal-align="justify" draw:textarea-vertical-align="middle" draw:auto-grow-height="false" fo:min-height="8.876cm" fo:min-width="0.481cm" fo:padding-top="0.134cm" fo:padding-bottom="0.134cm" fo:padding-left="0.259cm" fo:padding-right="0.259cm"/>
    </style:style>
    <style:style style:name="gr32" style:family="graphic" style:parent-style-name="standard">
      <style:graphic-properties draw:stroke="solid" svg:stroke-width="0.3cm" svg:stroke-color="#000000" draw:marker-start-width="0.65cm" draw:marker-end-width="0.65cm" draw:fill-color="#ffffff" draw:textarea-horizontal-align="justify" draw:textarea-vertical-align="middle" draw:auto-grow-height="false" fo:min-height="5.096cm" fo:min-width="4.846cm" fo:padding-top="0.275cm" fo:padding-bottom="0.275cm" fo:padding-left="0.4cm" fo:padding-right="0.4cm"/>
    </style:style>
    <style:style style:name="gr33" style:family="graphic" style:parent-style-name="standard">
      <style:graphic-properties svg:stroke-width="0.018cm" svg:stroke-color="#ffffff" draw:marker-start-width="0.227cm" draw:marker-end-width="0.227cm" draw:fill-color="#ffffff" draw:textarea-horizontal-align="justify" draw:textarea-vertical-align="middle" draw:auto-grow-height="false" fo:min-height="4.812cm" fo:min-width="14.214cm" fo:padding-top="0.134cm" fo:padding-bottom="0.134cm" fo:padding-left="0.259cm" fo:padding-right="0.259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272cm" fo:min-width="1.752cm" fo:padding-top="0.142cm" fo:padding-bottom="0.142cm" fo:padding-left="0.267cm" fo:padding-right="0.267cm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6" style:family="graphic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1.256cm" fo:min-width="0.276cm" fo:padding-top="0.275cm" fo:padding-bottom="0.275cm" fo:padding-left="0.4cm" fo:padding-right="0.4cm"/>
    </style:style>
    <style:style style:name="gr37" style:family="graphic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1.229cm" fo:min-width="0.276cm" fo:padding-top="0.275cm" fo:padding-bottom="0.275cm" fo:padding-left="0.4cm" fo:padding-right="0.4cm"/>
    </style:style>
    <style:style style:name="gr38" style:family="graphic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4.55cm" fo:min-width="10.4cm" fo:padding-top="0.225cm" fo:padding-bottom="0.225cm" fo:padding-left="0.35cm" fo:padding-right="0.35cm"/>
    </style:style>
    <style:style style:name="gr39" style:family="graphic">
      <style:graphic-properties draw:stroke="dash" draw:stroke-dash="Fine_20_Dashed" svg:stroke-width="0.3cm" svg:stroke-color="#000000" draw:marker-start-width="0.65cm" draw:marker-end-width="0.65cm" draw:fill="none" draw:textarea-horizontal-align="justify" draw:textarea-vertical-align="middle" draw:auto-grow-height="false" fo:min-height="1.228cm" fo:min-width="10.266cm" fo:padding-top="0.275cm" fo:padding-bottom="0.275cm" fo:padding-left="0.4cm" fo:padding-right="0.4cm"/>
    </style:style>
    <style:style style:name="gr40" style:family="graphic">
      <style:graphic-properties draw:stroke="dash" draw:stroke-dash="Fine_20_Dashed" svg:stroke-width="0.2cm" svg:stroke-color="#000000" draw:marker-start-width="0.5cm" draw:marker-end-width="0.5cm" draw:fill="none" draw:textarea-horizontal-align="justify" draw:textarea-vertical-align="middle" draw:auto-grow-height="false" fo:min-height="1.323cm" fo:min-width="10.366cm" fo:padding-top="0.225cm" fo:padding-bottom="0.225cm" fo:padding-left="0.35cm" fo:padding-right="0.35cm"/>
    </style:style>
    <style:style style:name="gr41" style:family="graphic">
      <style:graphic-properties draw:stroke="dash" draw:stroke-dash="Fine_20_Dashed" svg:stroke-width="0.2cm" svg:stroke-color="#000000" draw:marker-start-width="0.8cm" draw:marker-end-width="0.8cm" draw:fill="none" draw:textarea-horizontal-align="justify" draw:textarea-vertical-align="middle" draw:auto-grow-height="false" fo:min-height="14.536cm" fo:min-width="0.68cm" fo:padding-top="0.225cm" fo:padding-bottom="0.225cm" fo:padding-left="0.35cm" fo:padding-right="0.35cm"/>
    </style:style>
    <style:style style:name="gr42" style:family="graphic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2.604cm" fo:min-width="4.226cm" fo:padding-top="0.175cm" fo:padding-bottom="0.175cm" fo:padding-left="0.3cm" fo:padding-right="0.3cm"/>
    </style:style>
    <style:style style:name="gr43" style:family="graphic">
      <style:graphic-properties svg:stroke-width="0.3cm" svg:stroke-color="#000000" draw:marker-start-width="0.65cm" draw:marker-end-width="0.65cm" draw:fill-color="#ffffff" draw:textarea-horizontal-align="justify" draw:textarea-vertical-align="middle" draw:auto-grow-height="false" fo:min-height="0.526cm" fo:min-width="0.276cm" fo:padding-top="0.275cm" fo:padding-bottom="0.275cm" fo:padding-left="0.4cm" fo:padding-right="0.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192cm" svg:height="15cm" svg:x="6.35cm" svg:y="3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14.986cm" svg:x="26.67cm" svg:y="3.0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14.986cm" svg:x="1.778cm" svg:y="3.04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5cm" svg:height="20cm" draw:transform="rotate (-3.14159265358979) translate (28.048cm 19.558cm)">
          <draw:image xlink:href="Pictures/10000201000005A0000002B4195860C0.png" xlink:type="simple" xlink:show="embed" xlink:actuate="onLoad">
            <text:p/>
          </draw:image>
        </draw:frame>
        <draw:custom-shape draw:style-name="gr5" draw:text-style-name="P1" draw:layer="layout" svg:width="4.572cm" svg:height="15cm" svg:x="18.542cm" svg:y="3.0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56cm" svg:height="15cm" svg:x="23.114cm" svg:y="3.0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24cm" svg:height="15cm" svg:x="4.826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custom-shape draw:style-name="gr9" draw:text-style-name="P1" draw:layer="layout" svg:width="10cm" svg:height="15cm" svg:x="1.082cm" svg:y="3.04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0.16cm" svg:height="1.778cm" svg:x="1.016cm" svg:y="1.2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10.028cm" svg:height="1.773cm" svg:x="1.148cm" svg:y="18.03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.794cm" svg:height="14.986cm" svg:x="11.176cm" svg:y="3.062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" draw:layer="layout" svg:width="11.1cm" svg:height="15cm" svg:x="16.078cm" svg:y="3.04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1" draw:layer="layout" svg:width="11.066cm" svg:height="1.778cm" svg:x="15.981cm" svg:y="1.2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1" draw:layer="layout" svg:width="11.066cm" svg:height="1.773cm" svg:x="15.981cm" svg:y="18.03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" draw:layer="layout" svg:width="1.38cm" svg:height="14.986cm" svg:x="14.601cm" svg:y="3.0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" draw:layer="layout" svg:width="4.826cm" svg:height="12.954cm" svg:x="17.272cm" svg:y="4.06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524cm" svg:height="1.524cm" svg:x="25cm" svg:y="4.82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8" draw:text-style-name="P1" draw:layer="layout" svg:width="1.524cm" svg:height="1.524cm" svg:x="25cm" svg:y="15.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9" draw:text-style-name="P1" draw:layer="layout" svg:width="1.524cm" svg:height="2.558cm" draw:transform="skewX (0.0242600766027212) rotate (0.0242600766027212) translate (2.032cm 4.826cm)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0" draw:text-style-name="P1" draw:layer="layout" svg:width="1.524cm" svg:height="2.521cm" draw:transform="skewX (0.0242600766027212) rotate (0.0242600766027212) translate (2.032cm 14.243cm)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1" draw:text-style-name="P1" draw:layer="layout" svg:width="20cm" svg:height="10cm" svg:x="2.659cm" svg:y="5.3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0.066cm" svg:height="1.778cm" svg:x="2.593cm" svg:y="3.55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67cm" svg:height="9.663cm" draw:transform="rotate (0.315904594610974) translate (23.097cm 5.694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778cm" svg:height="9.906cm" svg:x="0.815cm" svg:y="5.33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.427cm" svg:height="9.746cm" draw:transform="skewX (-0.156032435128293) translate (21.135cm 5.49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6" draw:text-style-name="P1" draw:layer="layout" svg:width="3.81cm" svg:height="3.556cm" svg:x="3.556cm" svg:y="6.3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81cm" svg:height="3.556cm" svg:x="7.62cm" svg:y="6.3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81cm" svg:height="3.556cm" svg:x="11.684cm" svg:y="6.3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81cm" svg:height="3.556cm" svg:x="15.748cm" svg:y="6.35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8" draw:text-style-name="P1" draw:layer="layout" svg:width="6cm" svg:height="6cm" svg:x="5.334cm" svg:y="12.2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" draw:layer="layout" svg:width="4.5cm" svg:height="4.5cm" svg:x="6.096cm" svg:y="13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0" draw:text-style-name="P1" draw:layer="layout" svg:width="2.286cm" svg:height="2.286cm" svg:x="7.212cm" svg:y="14.224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</draw:g>
        <draw:custom-shape draw:style-name="gr31" draw:text-style-name="P1" draw:layer="layout" svg:width="0.999cm" svg:height="9.144cm" svg:x="22.098cm" svg:y="5.84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8cm" svg:height="8cm" svg:x="15.097cm" svg:y="12.3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3" draw:text-style-name="P1" draw:layer="layout" svg:width="14.732cm" svg:height="5.08cm" svg:x="11.938cm" svg:y="15.49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286cm" svg:height="3.556cm" svg:x="20.066cm" svg:y="6.35cm">
          <text:p/>
          <draw:enhanced-geometry svg:viewBox="0 0 21600 21600" draw:type="rectangle" draw:enhanced-path="M 0 0 L 21600 0 21600 21600 0 21600 0 0 Z N"/>
        </draw:custom-shape>
        <draw:frame draw:style-name="gr35" draw:text-style-name="P1" draw:layer="layout" svg:width="26.202cm" svg:height="11.895cm" draw:transform="rotate (0.0301941960595019) translate (1.27cm 5.89cm)">
          <draw:image xlink:href="Pictures/100002010000035B00000158C5CE4798.png" xlink:type="simple" xlink:show="embed" xlink:actuate="onLoad">
            <text:p text:style-name="P1"><text:s text:c="2"/>0 <text:s text:c="126"/></text:p>
          </draw:image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>
          <draw:custom-shape draw:style-name="gr21" draw:text-style-name="P1" draw:layer="layout" svg:width="20cm" svg:height="10cm" svg:x="2.657cm" svg:y="6.002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2" draw:text-style-name="P1" draw:layer="layout" svg:width="20.066cm" svg:height="1.778cm" svg:x="2.591cm" svg:y="16.002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3" draw:text-style-name="P1" draw:layer="layout" svg:width="1.67cm" svg:height="9.662cm" draw:transform="rotate (0.315904594610974) translate (23.095cm 6.97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4" draw:text-style-name="P1" draw:layer="layout" svg:width="1.778cm" svg:height="9.906cm" svg:x="0.813cm" svg:y="6.096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5" draw:text-style-name="P1" draw:layer="layout" svg:width="3.427cm" svg:height="9.746cm" draw:transform="skewX (-0.156032435128293) translate (21.133cm 6.096cm)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27" draw:text-style-name="P1" draw:layer="layout" svg:width="3.81cm" svg:height="3.556cm" svg:x="3.554cm" svg:y="11.4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7" draw:text-style-name="P1" draw:layer="layout" svg:width="3.81cm" svg:height="3.556cm" svg:x="7.618cm" svg:y="11.4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7" draw:text-style-name="P1" draw:layer="layout" svg:width="3.81cm" svg:height="3.556cm" svg:x="11.682cm" svg:y="11.4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7" draw:text-style-name="P1" draw:layer="layout" svg:width="3.81cm" svg:height="3.556cm" svg:x="15.746cm" svg:y="11.43cm">
            <text:p/>
            <draw:enhanced-geometry svg:viewBox="0 0 21600 21600" draw:mirror-vertical="true" draw:type="rectangle" draw:enhanced-path="M 0 0 L 21600 0 21600 21600 0 21600 0 0 Z N"/>
          </draw:custom-shape>
          <draw:g>
            <draw:g>
              <draw:custom-shape draw:style-name="gr28" draw:text-style-name="P1" draw:layer="layout" svg:width="6cm" svg:height="6cm" svg:x="5.332cm" svg:y="3.048cm">
                <text:p/>
  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9" draw:text-style-name="P1" draw:layer="layout" svg:width="4.5cm" svg:height="4.5cm" svg:x="6.094cm" svg:y="3.786cm">
                <text:p/>
  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30" draw:text-style-name="P1" draw:layer="layout" svg:width="2.286cm" svg:height="2.286cm" svg:x="7.21cm" svg:y="4.826cm">
              <text:p/>
              <draw:enhanced-geometry svg:viewBox="0 0 21600 21600" draw:mirror-vertical="tru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  </draw:custom-shape>
          </draw:g>
          <draw:custom-shape draw:style-name="gr31" draw:text-style-name="P1" draw:layer="layout" svg:width="0.999cm" svg:height="9.144cm" svg:x="22.096cm" svg:y="6.35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2" draw:text-style-name="P1" draw:layer="layout" svg:width="8cm" svg:height="8cm" svg:x="15.095cm" svg:y="1.016cm">
            <text:p/>
            <draw:enhanced-geometry svg:viewBox="0 0 21600 21600" draw:mirror-vertical="tru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33" draw:text-style-name="P1" draw:layer="layout" svg:width="14.732cm" svg:height="5.08cm" svg:x="11.936cm" svg:y="0.762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4" draw:text-style-name="P1" draw:layer="layout" svg:width="2.286cm" svg:height="3.556cm" svg:x="20.064cm" svg:y="11.43cm">
            <text:p/>
            <draw:enhanced-geometry svg:viewBox="0 0 21600 21600" draw:mirror-vertical="true" draw:type="rectangle" draw:enhanced-path="M 0 0 L 21600 0 21600 21600 0 21600 0 0 Z N"/>
          </draw:custom-shape>
        </draw:g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4" draw:text-style-name="P1" draw:layer="layout" svg:width="26.475cm" svg:height="15.916cm" svg:x="0.846cm" svg:y="4.316cm">
          <draw:image xlink:href="Pictures/10000000000008340000056A3E6A5347.jpg" xlink:type="simple" xlink:show="embed" xlink:actuate="onLoad">
            <text:p/>
          </draw:image>
        </draw:frame>
        <draw:g>
          <draw:custom-shape draw:style-name="gr9" draw:text-style-name="P1" draw:layer="layout" svg:width="10cm" svg:height="15cm" draw:transform="rotate (1.5707963267949) translate (6.604cm 17.209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0.16cm" svg:height="1.778cm" draw:transform="rotate (1.5707963267949) translate (4.826cm 17.272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10.028cm" svg:height="1.773cm" draw:transform="rotate (1.5707963267949) translate (21.599cm 17.13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.794cm" svg:height="14.986cm" draw:transform="rotate (1.5707963267949) translate (6.617cm 7.11cm)">
            <text:p/>
            <draw:enhanced-geometry svg:viewBox="0 0 21600 21600" draw:type="rectangle" draw:enhanced-path="M 0 0 L 21600 0 21600 21600 0 21600 0 0 Z N"/>
          </draw:custom-shape>
        </draw:g>
        <draw:custom-shape draw:style-name="gr36" draw:text-style-name="P1" draw:layer="Layout" svg:width="1.524cm" svg:height="2.558cm" draw:transform="skewX (0.0242600766027212) rotate (1.59505640339762) translate (8.382cm 16.26cm)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7" draw:text-style-name="P1" draw:layer="Layout" svg:width="1.524cm" svg:height="2.521cm" draw:transform="skewX (0.0242600766027212) rotate (1.59505640339762) translate (17.801cm 16.257cm)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g>
          <draw:custom-shape draw:style-name="gr9" draw:text-style-name="P1" draw:layer="layout" svg:width="10cm" svg:height="15cm" svg:x="1.082cm" svg:y="3.04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0.16cm" svg:height="1.778cm" svg:x="1.016cm" svg:y="1.2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10.028cm" svg:height="1.773cm" svg:x="1.148cm" svg:y="18.03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2.794cm" svg:height="14.986cm" svg:x="11.176cm" svg:y="3.06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" draw:layer="Layout" svg:width="11.1cm" svg:height="15cm" svg:x="16.078cm" svg:y="3.04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9" draw:text-style-name="P1" draw:layer="Layout" svg:width="11.066cm" svg:height="1.778cm" svg:x="15.981cm" svg:y="1.2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0" draw:text-style-name="P1" draw:layer="Layout" svg:width="11.066cm" svg:height="1.773cm" svg:x="15.981cm" svg:y="18.03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1" draw:text-style-name="P1" draw:layer="Layout" svg:width="1.38cm" svg:height="14.986cm" svg:x="14.601cm" svg:y="3.0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2" draw:text-style-name="P1" draw:layer="Layout" svg:width="4.826cm" svg:height="12.954cm" svg:x="17.272cm" svg:y="4.06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524cm" svg:height="1.524cm" svg:x="25cm" svg:y="4.82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3" draw:text-style-name="P1" draw:layer="Layout" svg:width="1.524cm" svg:height="1.524cm" svg:x="25cm" svg:y="15.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6" draw:text-style-name="P1" draw:layer="Layout" svg:width="1.524cm" svg:height="2.558cm" draw:transform="skewX (0.0242600766027212) rotate (0.0242600766027212) translate (2.032cm 4.826cm)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7" draw:text-style-name="P1" draw:layer="Layout" svg:width="1.524cm" svg:height="2.521cm" draw:transform="skewX (0.0242600766027212) rotate (0.0242600766027212) translate (2.032cm 14.243cm)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1T12:06:54.299897823</meta:creation-date>
    <dc:date>2018-09-17T09:27:26.027414607</dc:date>
    <meta:editing-duration>P1DT37M28S</meta:editing-duration>
    <meta:editing-cycles>4</meta:editing-cycles>
    <meta:generator>LibreOffice/4.3.7.2$Linux_X86_64 LibreOffice_project/430m0$Build-2</meta:generator>
    <meta:print-date>2018-08-31T12:53:48.677431451</meta:print-date>
    <meta:document-statistic meta:object-count="114"/>
  </office:meta>
</office:document-meta>
</file>